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7a9c0d" officeooo:paragraph-rsid="007a9c0d" style:font-weight-asian="bold" style:font-weight-complex="bold"/>
    </style:style>
    <style:style style:name="P2" style:family="paragraph" style:parent-style-name="Standard">
      <style:text-properties style:font-name="Ubuntu" fo:font-weight="bold" officeooo:rsid="007d37b9" officeooo:paragraph-rsid="007d37b9" style:font-weight-asian="bold" style:font-weight-complex="bold"/>
    </style:style>
    <style:style style:name="P3" style:family="paragraph" style:parent-style-name="Standard">
      <style:text-properties style:font-name="Ubuntu" fo:font-weight="normal" officeooo:rsid="007a9c0d" officeooo:paragraph-rsid="007a9c0d" style:font-weight-asian="normal" style:font-weight-complex="normal"/>
    </style:style>
    <style:style style:name="P4" style:family="paragraph" style:parent-style-name="Standard">
      <style:text-properties officeooo:paragraph-rsid="007a9c0d"/>
    </style:style>
    <style:style style:name="P5" style:family="paragraph" style:parent-style-name="Standard">
      <style:text-properties fo:color="#000000" style:font-name="Ubuntu" fo:font-size="12pt" officeooo:paragraph-rsid="007d37b9" style:font-size-asian="12pt" style:font-size-complex="12pt"/>
    </style:style>
    <style:style style:name="P6" style:family="paragraph" style:parent-style-name="Standard">
      <style:text-properties fo:color="#000000" style:font-name="Ubuntu" fo:font-size="12pt" fo:font-weight="bold" officeooo:rsid="007e2252" officeooo:paragraph-rsid="007e2252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Ubuntu" fo:font-size="12pt" fo:font-weight="normal" officeooo:rsid="007e2252" officeooo:paragraph-rsid="007e2252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7e2252" officeooo:paragraph-rsid="007e225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7f9282" officeooo:paragraph-rsid="007f928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819a5f" officeooo:paragraph-rsid="00819a5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7f9282" officeooo:paragraph-rsid="007f928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802fe7" officeooo:paragraph-rsid="00802fe7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7d37b9" style:text-blinking="false" fo:background-color="#ffffff" loext:char-shading-value="0" style:font-weight-asian="normal" style:font-weight-complex="normal"/>
    </style:style>
    <style:style style:name="T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7d37b9" style:text-blinking="false" fo:background-color="#ffffff" loext:char-shading-value="0" style:font-weight-asian="normal" style:font-weight-complex="normal"/>
    </style:style>
    <style:style style:name="T3" style:family="text">
      <style:text-properties fo:font-variant="normal" fo:text-transform="none" fo:color="#222222" style:font-name="Ubuntu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style:font-name="Ubuntu" fo:font-size="12pt" fo:letter-spacing="normal" fo:font-style="italic" fo:font-weight="normal" style:font-size-asian="12pt" style:font-size-complex="12pt"/>
    </style:style>
    <style:style style:name="T5" style:family="text">
      <style:text-properties fo:font-variant="normal" fo:text-transform="none" fo:color="#222222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0b0080" style:text-line-through-style="none" style:text-line-through-type="none" style:font-name="Ubuntu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normal" officeooo:rsid="007d37b9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7d37b9"/>
    </style:style>
    <style:style style:name="T10" style:family="text">
      <style:text-properties fo:color="#222222" style:font-name="Ubuntu" fo:font-size="12pt" fo:letter-spacing="normal" fo:font-style="italic" fo:font-weight="normal" style:font-size-asian="12pt" style:font-size-complex="12pt"/>
    </style:style>
    <style:style style:name="T11" style:family="text">
      <style:text-properties style:font-name="Ubuntu" fo:font-weight="normal" officeooo:rsid="007a9c0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</text:p>
      <text:p text:style-name="P3">Interfaz de programación de aplicaciones</text:p>
      <text:p text:style-name="P3"/>
      <text:p text:style-name="P1">MIDDLEWARE</text:p>
      <text:p text:style-name="P4"><text:span text:style-name="T11">Lógica de intercambio entre aplicaciones. </text:span><text:span text:style-name="T3">El </text:span><text:span text:style-name="T10">middleware</text:span><text:span text:style-name="T4"> </text:span><text:span text:style-name="T3">abstrae de la complejidad y heterogeneidad de las redes de comunicaciones subyacentes, así como de los sistemas operativos y lenguajes de programación, proporcionando una </text:span><text:a xlink:type="simple" xlink:href="https://es.wikipedia.org/wiki/API"><text:span text:style-name="T6">AP</text:span></text:a><text:span text:style-name="T5">I </text:span><text:span text:style-name="T3">para la fácil programación y manejo de aplicaciones distribuidas</text:span></text:p>
      <text:p text:style-name="P3"/>
      <text:p text:style-name="P2">FRAMEWORK</text:p>
      <text:p text:style-name="P5"><text:span text:style-name="T1">Arquitectura de </text:span><text:span text:style-name="T2">software </text:span><text:span text:style-name="T8">que modela las relaciones generales de las entidades del dominio, y provee una estructura y una especial metodología de trabajo, la cual extiende o utiliza las aplicaciones del dominio.</text:span></text:p>
      <text:p text:style-name="P5"/>
      <text:p text:style-name="P6"><text:span text:style-name="T9">G</text:span><text:span text:style-name="T7">UI</text:span></text:p>
      <text:p text:style-name="P8">Interfaz gráfica de usuario.</text:p>
      <text:p text:style-name="P7"/>
      <text:p text:style-name="P11">SHELL</text:p>
      <text:p text:style-name="P9">Intérprete de comandos.</text:p>
      <text:p text:style-name="P9"/>
      <text:p text:style-name="P12">LAYOUT</text:p>
      <text:p text:style-name="P10">Diseño de las maquetas que rigen la ordenación y colocación de todos los elementos que componen una página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17T17:30:38.324232202</dc:date>
    <meta:editing-duration>PT3H42M8S</meta:editing-duration>
    <meta:editing-cycles>114</meta:editing-cycles>
    <meta:document-statistic meta:table-count="0" meta:image-count="0" meta:object-count="0" meta:page-count="1" meta:paragraph-count="12" meta:word-count="110" meta:character-count="743" meta:non-whitespace-character-count="645"/>
  </office:meta>
</office:document-meta>
</file>